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17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08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06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1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08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08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0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8-01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03 1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20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22" calcext:value-type="float">
            <text:p>-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05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03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0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0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05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15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04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1032" calcext:value-type="float">
            <text:p>-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9008" calcext:value-type="float">
            <text:p>-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7736" calcext:value-type="float">
            <text:p>-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344" calcext:value-type="float">
            <text:p>-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05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37677419355" calcext:value-type="float">
            <text:p>24.9837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392" calcext:value-type="float">
            <text:p>26.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955" calcext:value-type="float">
            <text:p>26.87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9135483871" calcext:value-type="float">
            <text:p>24.669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2625" calcext:value-type="float">
            <text:p>24.812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09548387097" calcext:value-type="float">
            <text:p>26.3209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55225806452" calcext:value-type="float">
            <text:p>27.2255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08387096774" calcext:value-type="float">
            <text:p>30.4308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6125" calcext:value-type="float">
            <text:p>33.766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1096774194" calcext:value-type="float">
            <text:p>32.5251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52" calcext:value-type="float">
            <text:p>27.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5612903226" calcext:value-type="float">
            <text:p>26.8715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475" calcext:value-type="float">
            <text:p>27.422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56" calcext:value-type="float">
            <text:p>28.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275" calcext:value-type="float">
            <text:p>30.013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775" calcext:value-type="float">
            <text:p>23.90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63225806452" calcext:value-type="float">
            <text:p>26.0063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1290322581" calcext:value-type="float">
            <text:p>29.3001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7612903226" calcext:value-type="float">
            <text:p>31.1387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73419354839" calcext:value-type="float">
            <text:p>28.8773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01517241379" calcext:value-type="float">
            <text:p>26.570151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7096774194" calcext:value-type="float">
            <text:p>25.5147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32444444445" calcext:value-type="float">
            <text:p>27.7932444444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145" calcext:value-type="float">
            <text:p>26.84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072" calcext:value-type="float">
            <text:p>23.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54451612903" calcext:value-type="float">
            <text:p>24.8854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1664516129" calcext:value-type="float">
            <text:p>27.451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90322580645" calcext:value-type="float">
            <text:p>31.7090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392" calcext:value-type="float">
            <text:p>32.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33677419355" calcext:value-type="float">
            <text:p>33.2133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75448275862" calcext:value-type="float">
            <text:p>30.017544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9806451613" calcext:value-type="float">
            <text:p>29.1329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075" calcext:value-type="float">
            <text:p>28.794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136" calcext:value-type="float">
            <text:p>28.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6775" calcext:value-type="float">
            <text:p>27.536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9419354839" calcext:value-type="float">
            <text:p>26.4389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34580645161" calcext:value-type="float">
            <text:p>30.8634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075" calcext:value-type="float">
            <text:p>36.414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93" calcext:value-type="float">
            <text:p>36.3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36387096774" calcext:value-type="float">
            <text:p>33.7836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73428571429" calcext:value-type="float">
            <text:p>30.44734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37" calcext:value-type="float">
            <text:p>29.60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7096774193" calcext:value-type="float">
            <text:p>30.086709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91225806452" calcext:value-type="float">
            <text:p>29.3591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336" calcext:value-type="float">
            <text:p>24.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2580645161" calcext:value-type="float">
            <text:p>25.0722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73677419355" calcext:value-type="float">
            <text:p>27.1173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74838709677" calcext:value-type="float">
            <text:p>30.6274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2193548387" calcext:value-type="float">
            <text:p>29.9982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2193548387" calcext:value-type="float">
            <text:p>28.4742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416" calcext:value-type="float">
            <text:p>24.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57161290323" calcext:value-type="float">
            <text:p>25.4557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045" calcext:value-type="float">
            <text:p>26.46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65" calcext:value-type="float">
            <text:p>25.3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275" calcext:value-type="float">
            <text:p>24.298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995" calcext:value-type="float">
            <text:p>26.26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6064516129" calcext:value-type="float">
            <text:p>28.366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24551724138" calcext:value-type="float">
            <text:p>30.942455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50322580645" calcext:value-type="float">
            <text:p>30.1850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43225806452" calcext:value-type="float">
            <text:p>29.0543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64827586207" calcext:value-type="float">
            <text:p>26.90648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46838709677" calcext:value-type="float">
            <text:p>27.2746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9125" calcext:value-type="float">
            <text:p>27.289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66117647059" calcext:value-type="float">
            <text:p>26.0066117647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69935483871" calcext:value-type="float">
            <text:p>25.9669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2387096774" calcext:value-type="float">
            <text:p>28.2972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09647058824" calcext:value-type="float">
            <text:p>31.25096470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1263157895" calcext:value-type="float">
            <text:p>29.0041263157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01" calcext:value-type="float">
            <text:p>28.74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3" calcext:value-type="float">
            <text:p>28.9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672" calcext:value-type="float">
            <text:p>28.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925" calcext:value-type="float">
            <text:p>26.450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32363636364" calcext:value-type="float">
            <text:p>23.12323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67636363636" calcext:value-type="float">
            <text:p>23.866763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525" calcext:value-type="float">
            <text:p>25.155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96" calcext:value-type="float">
            <text:p>28.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28258064516" calcext:value-type="float">
            <text:p>32.0728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76258064516" calcext:value-type="float">
            <text:p>32.3776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29677419355" calcext:value-type="float">
            <text:p>33.8229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6137931034" calcext:value-type="float">
            <text:p>32.1196137931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15" calcext:value-type="float">
            <text:p>28.25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6335483871" calcext:value-type="float">
            <text:p>28.936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152" calcext:value-type="float">
            <text:p>28.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925" calcext:value-type="float">
            <text:p>26.069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68" calcext:value-type="float">
            <text:p>25.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0325" calcext:value-type="float">
            <text:p>25.460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2387096774" calcext:value-type="float">
            <text:p>26.7732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38838709677" calcext:value-type="float">
            <text:p>36.1138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112" calcext:value-type="float">
            <text:p>36.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93" calcext:value-type="float">
            <text:p>36.3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39172413793" calcext:value-type="float">
            <text:p>33.44391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0575" calcext:value-type="float">
            <text:p>31.270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475" calcext:value-type="float">
            <text:p>29.708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2" calcext:value-type="float">
            <text:p>28.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62666666667" calcext:value-type="float">
            <text:p>26.85626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23612903226" calcext:value-type="float">
            <text:p>25.6523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1825" calcext:value-type="float">
            <text:p>26.031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57290322581" calcext:value-type="float">
            <text:p>28.3857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2545454545" calcext:value-type="float">
            <text:p>33.1862545454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66838709677" calcext:value-type="float">
            <text:p>31.8466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37032258064" calcext:value-type="float">
            <text:p>33.193703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19142857143" calcext:value-type="float">
            <text:p>30.0119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145" calcext:value-type="float">
            <text:p>30.65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0225" calcext:value-type="float">
            <text:p>32.280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072" calcext:value-type="float">
            <text:p>31.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075" calcext:value-type="float">
            <text:p>31.461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13935483871" calcext:value-type="float">
            <text:p>26.8813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74322580645" calcext:value-type="float">
            <text:p>26.5274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61419354839" calcext:value-type="float">
            <text:p>30.7061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15" calcext:value-type="float">
            <text:p>32.06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06322580645" calcext:value-type="float">
            <text:p>29.2706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84129032258" calcext:value-type="float">
            <text:p>28.2284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2206896552" calcext:value-type="float">
            <text:p>27.148220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84129032258" calcext:value-type="float">
            <text:p>28.2284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31741935484" calcext:value-type="float">
            <text:p>27.3631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0335483871" calcext:value-type="float">
            <text:p>30.460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9775" calcext:value-type="float">
            <text:p>28.679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2225" calcext:value-type="float">
            <text:p>25.422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4125" calcext:value-type="float">
            <text:p>25.384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1483870968" calcext:value-type="float">
            <text:p>26.0751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6975" calcext:value-type="float">
            <text:p>29.136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925" calcext:value-type="float">
            <text:p>35.21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66322580645" calcext:value-type="float">
            <text:p>35.3666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2125" calcext:value-type="float">
            <text:p>36.052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4924137931" calcext:value-type="float">
            <text:p>32.43492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66451612903" calcext:value-type="float">
            <text:p>30.6766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5454545455" calcext:value-type="float">
            <text:p>29.602545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104" calcext:value-type="float">
            <text:p>29.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12235294118" calcext:value-type="float">
            <text:p>28.3912235294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275" calcext:value-type="float">
            <text:p>26.584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98064516129" calcext:value-type="float">
            <text:p>24.6298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128" calcext:value-type="float">
            <text:p>26.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832" calcext:value-type="float">
            <text:p>31.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01161290323" calcext:value-type="float">
            <text:p>33.9901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728" calcext:value-type="float">
            <text:p>30.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33548387097" calcext:value-type="float">
            <text:p>30.2833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9419354839" calcext:value-type="float">
            <text:p>29.4869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2375" calcext:value-type="float">
            <text:p>30.432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112" calcext:value-type="float">
            <text:p>29.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55636363636" calcext:value-type="float">
            <text:p>28.235563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52258064516" calcext:value-type="float">
            <text:p>28.4152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9575" calcext:value-type="float">
            <text:p>27.079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6975" calcext:value-type="float">
            <text:p>29.136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9225806452" calcext:value-type="float">
            <text:p>32.7119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32129032258" calcext:value-type="float">
            <text:p>36.1532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09548387097" calcext:value-type="float">
            <text:p>33.9409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21548387097" calcext:value-type="float">
            <text:p>32.1121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14896551724" calcext:value-type="float">
            <text:p>27.421489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1290322581" calcext:value-type="float">
            <text:p>27.7761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705" calcext:value-type="float">
            <text:p>29.737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1225" calcext:value-type="float">
            <text:p>28.851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9612903226" calcext:value-type="float">
            <text:p>24.7379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00129032258" calcext:value-type="float">
            <text:p>25.7900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48363636364" calcext:value-type="float">
            <text:p>27.03483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792" calcext:value-type="float">
            <text:p>31.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0685714286" calcext:value-type="float">
            <text:p>36.03606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45548387097" calcext:value-type="float">
            <text:p>36.0745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7612903226" calcext:value-type="float">
            <text:p>32.6627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51862068965" calcext:value-type="float">
            <text:p>29.1451862068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1264516129" calcext:value-type="float">
            <text:p>28.061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2387096774" calcext:value-type="float">
            <text:p>26.7732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74064516129" calcext:value-type="float">
            <text:p>28.2874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8181818182" calcext:value-type="float">
            <text:p>28.40181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69548387097" calcext:value-type="float">
            <text:p>24.7969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6825" calcext:value-type="float">
            <text:p>24.126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41454545454" calcext:value-type="float">
            <text:p>29.7041454545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256" calcext:value-type="float">
            <text:p>29.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15" calcext:value-type="float">
            <text:p>27.2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76285714286" calcext:value-type="float">
            <text:p>29.4676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85" calcext:value-type="float">
            <text:p>27.37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55" calcext:value-type="float">
            <text:p>28.7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08774193548" calcext:value-type="float">
            <text:p>23.9808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2735483871" calcext:value-type="float">
            <text:p>26.802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80903225806" calcext:value-type="float">
            <text:p>31.1780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77818181818" calcext:value-type="float">
            <text:p>33.167781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7806451613" calcext:value-type="float">
            <text:p>32.4857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075" calcext:value-type="float">
            <text:p>29.175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44516129032" calcext:value-type="float">
            <text:p>27.8744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1675" calcext:value-type="float">
            <text:p>28.641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456" calcext:value-type="float">
            <text:p>27.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0425" calcext:value-type="float">
            <text:p>26.260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128" calcext:value-type="float">
            <text:p>22.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8864516129" calcext:value-type="float">
            <text:p>24.0988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09935483871" calcext:value-type="float">
            <text:p>27.4909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905" calcext:value-type="float">
            <text:p>30.49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5535483871" calcext:value-type="float">
            <text:p>30.155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6516129032" calcext:value-type="float">
            <text:p>27.5696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0571428571" calcext:value-type="float">
            <text:p>27.6170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475" calcext:value-type="float">
            <text:p>25.136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82322580645" calcext:value-type="float">
            <text:p>25.3082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7565217391" calcext:value-type="float">
            <text:p>27.4717565217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11142857143" calcext:value-type="float">
            <text:p>27.4211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74580645161" calcext:value-type="float">
            <text:p>24.7674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3125" calcext:value-type="float">
            <text:p>25.003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29032258065" calcext:value-type="float">
            <text:p>26.7929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78181818182" calcext:value-type="float">
            <text:p>37.03781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54580645161" calcext:value-type="float">
            <text:p>35.4354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0285714286" calcext:value-type="float">
            <text:p>30.3820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925" calcext:value-type="float">
            <text:p>29.879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90967741935" calcext:value-type="float">
            <text:p>31.11909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40903225806" calcext:value-type="float">
            <text:p>29.6540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5825" calcext:value-type="float">
            <text:p>27.555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4709677419" calcext:value-type="float">
            <text:p>27.6974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15142857143" calcext:value-type="float">
            <text:p>38.2415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0413793103" calcext:value-type="float">
            <text:p>35.094041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73032258065" calcext:value-type="float">
            <text:p>35.3273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65" calcext:value-type="float">
            <text:p>32.9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2975" calcext:value-type="float">
            <text:p>31.422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1775" calcext:value-type="float">
            <text:p>29.441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40129032258" calcext:value-type="float">
            <text:p>27.3140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85419354839" calcext:value-type="float">
            <text:p>27.0485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97935483871" calcext:value-type="float">
            <text:p>29.3197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15" calcext:value-type="float">
            <text:p>35.87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40470588235" calcext:value-type="float">
            <text:p>39.1040470588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52258064516" calcext:value-type="float">
            <text:p>36.0352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8625" calcext:value-type="float">
            <text:p>34.718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99034482759" calcext:value-type="float">
            <text:p>30.8899034482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91225806452" calcext:value-type="float">
            <text:p>29.3591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05935483871" calcext:value-type="float">
            <text:p>28.1005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96571428571" calcext:value-type="float">
            <text:p>25.5596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71826086956" calcext:value-type="float">
            <text:p>25.497182608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025" calcext:value-type="float">
            <text:p>24.86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23" calcext:value-type="float">
            <text:p>26.02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27" calcext:value-type="float">
            <text:p>29.22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36444444444" calcext:value-type="float">
            <text:p>37.343644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5090909091" calcext:value-type="float">
            <text:p>33.860509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23142857143" calcext:value-type="float">
            <text:p>29.40231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345" calcext:value-type="float">
            <text:p>27.6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8825" calcext:value-type="float">
            <text:p>28.698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368" calcext:value-type="float">
            <text:p>28.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0425" calcext:value-type="float">
            <text:p>26.260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06620689655" calcext:value-type="float">
            <text:p>26.580662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55225806452" calcext:value-type="float">
            <text:p>27.2255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595" calcext:value-type="float">
            <text:p>28.55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475" calcext:value-type="float">
            <text:p>31.994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30322580645" calcext:value-type="float">
            <text:p>33.2330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9419354839" calcext:value-type="float">
            <text:p>29.4869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81935483871" calcext:value-type="float">
            <text:p>24.1381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68571428571" calcext:value-type="float">
            <text:p>22.2068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0675" calcext:value-type="float">
            <text:p>24.450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77846153846" calcext:value-type="float">
            <text:p>28.287784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84" calcext:value-type="float">
            <text:p>27.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975" calcext:value-type="float">
            <text:p>24.66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13548387097" calcext:value-type="float">
            <text:p>25.7113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89161290323" calcext:value-type="float">
            <text:p>28.1989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97090909091" calcext:value-type="float">
            <text:p>29.999709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28" calcext:value-type="float">
            <text:p>32.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225" calcext:value-type="float">
            <text:p>33.24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95" calcext:value-type="float">
            <text:p>30.2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52923076923" calcext:value-type="float">
            <text:p>29.1552923076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06" calcext:value-type="float">
            <text:p>28.9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575" calcext:value-type="float">
            <text:p>26.95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8175" calcext:value-type="float">
            <text:p>27.308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795" calcext:value-type="float">
            <text:p>25.507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39" calcext:value-type="float">
            <text:p>31.2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98545454545" calcext:value-type="float">
            <text:p>28.9698545454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27310344828" calcext:value-type="float">
            <text:p>28.682731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55555555556" calcext:value-type="float">
            <text:p>27.375555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56413793103" calcext:value-type="float">
            <text:p>25.035641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1" calcext:value-type="float">
            <text:p>23.53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7931034483" calcext:value-type="float">
            <text:p>25.697793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7806451613" calcext:value-type="float">
            <text:p>29.4377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475" calcext:value-type="float">
            <text:p>33.518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416" calcext:value-type="float">
            <text:p>30.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5290322581" calcext:value-type="float">
            <text:p>28.6905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735" calcext:value-type="float">
            <text:p>24.517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895" calcext:value-type="float">
            <text:p>25.88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94322580645" calcext:value-type="float">
            <text:p>23.4794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6516129032" calcext:value-type="float">
            <text:p>22.9976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67483870968" calcext:value-type="float">
            <text:p>23.6367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95741935484" calcext:value-type="float">
            <text:p>25.2295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59555555556" calcext:value-type="float">
            <text:p>29.305955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3333333333" calcext:value-type="float">
            <text:p>33.18933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86666666667" calcext:value-type="float">
            <text:p>33.35866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71076923077" calcext:value-type="float">
            <text:p>28.147107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448" calcext:value-type="float">
            <text:p>25.6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8909090909" calcext:value-type="float">
            <text:p>25.981890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41032258064" calcext:value-type="float">
            <text:p>24.964103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37" calcext:value-type="float">
            <text:p>25.7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705" calcext:value-type="float">
            <text:p>25.927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725" calcext:value-type="float">
            <text:p>30.184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18181818182" calcext:value-type="float">
            <text:p>30.94181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30709677419" calcext:value-type="float">
            <text:p>26.7830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525" calcext:value-type="float">
            <text:p>26.76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25428571429" calcext:value-type="float">
            <text:p>26.33254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2425" calcext:value-type="float">
            <text:p>27.022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2025" calcext:value-type="float">
            <text:p>27.632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952" calcext:value-type="float">
            <text:p>27.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525" calcext:value-type="float">
            <text:p>24.774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45677419355" calcext:value-type="float">
            <text:p>23.7645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6903225806" calcext:value-type="float">
            <text:p>24.1676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808" calcext:value-type="float">
            <text:p>25.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5175" calcext:value-type="float">
            <text:p>33.785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9664516129" calcext:value-type="float">
            <text:p>30.499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39" calcext:value-type="float">
            <text:p>31.2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7517241379" calcext:value-type="float">
            <text:p>31.751751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265" calcext:value-type="float">
            <text:p>32.63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37935483871" calcext:value-type="float">
            <text:p>30.8437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448" calcext:value-type="float">
            <text:p>29.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525" calcext:value-type="float">
            <text:p>26.679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4193548387" calcext:value-type="float">
            <text:p>25.1214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02709677419" calcext:value-type="float">
            <text:p>23.4302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2464516129" calcext:value-type="float">
            <text:p>26.232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7575" calcext:value-type="float">
            <text:p>30.127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7612903226" calcext:value-type="float">
            <text:p>29.6147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27483870968" calcext:value-type="float">
            <text:p>29.7327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05103448276" calcext:value-type="float">
            <text:p>30.490510344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72774193548" calcext:value-type="float">
            <text:p>29.4672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035" calcext:value-type="float">
            <text:p>29.47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832" calcext:value-type="float">
            <text:p>29.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11" calcext:value-type="float">
            <text:p>27.85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05548387097" calcext:value-type="float">
            <text:p>26.9305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725" calcext:value-type="float">
            <text:p>25.231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68258064516" calcext:value-type="float">
            <text:p>25.9768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63741935484" calcext:value-type="float">
            <text:p>30.1063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87272727273" calcext:value-type="float">
            <text:p>33.45872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56275862069" calcext:value-type="float">
            <text:p>31.625627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075" calcext:value-type="float">
            <text:p>28.794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725" calcext:value-type="float">
            <text:p>28.660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888" calcext:value-type="float">
            <text:p>30.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15" calcext:value-type="float">
            <text:p>27.2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88387096774" calcext:value-type="float">
            <text:p>25.8588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06838709677" calcext:value-type="float">
            <text:p>25.7506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8516129032" calcext:value-type="float">
            <text:p>27.2648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528" calcext:value-type="float">
            <text:p>33.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0825" calcext:value-type="float">
            <text:p>37.080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544" calcext:value-type="float">
            <text:p>34.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73935483871" calcext:value-type="float">
            <text:p>32.9773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34838709677" calcext:value-type="float">
            <text:p>29.1034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8175" calcext:value-type="float">
            <text:p>27.308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392" calcext:value-type="float">
            <text:p>28.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19272727273" calcext:value-type="float">
            <text:p>27.31192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725" calcext:value-type="float">
            <text:p>24.469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58909090909" calcext:value-type="float">
            <text:p>24.965890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9272727273" calcext:value-type="float">
            <text:p>27.81992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7775" calcext:value-type="float">
            <text:p>31.727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1325" calcext:value-type="float">
            <text:p>33.461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1975" calcext:value-type="float">
            <text:p>31.041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05548387097" calcext:value-type="float">
            <text:p>26.9305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42451612903" calcext:value-type="float">
            <text:p>26.7142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2580645161" calcext:value-type="float">
            <text:p>26.5962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2325" calcext:value-type="float">
            <text:p>26.222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41806451613" calcext:value-type="float">
            <text:p>27.3041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525" calcext:value-type="float">
            <text:p>27.060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71612903226" calcext:value-type="float">
            <text:p>25.9571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9675" calcext:value-type="float">
            <text:p>24.069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90709677419" calcext:value-type="float">
            <text:p>25.2590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664" calcext:value-type="float">
            <text:p>28.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95" calcext:value-type="float">
            <text:p>30.2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6516129032" calcext:value-type="float">
            <text:p>26.0456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44571428571" calcext:value-type="float">
            <text:p>25.8644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29935483871" calcext:value-type="float">
            <text:p>24.4429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3090909091" calcext:value-type="float">
            <text:p>26.545309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4064516129" calcext:value-type="float">
            <text:p>23.794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1272727273" calcext:value-type="float">
            <text:p>23.45112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935" calcext:value-type="float">
            <text:p>25.27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3483870968" calcext:value-type="float">
            <text:p>30.34234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06181818182" calcext:value-type="float">
            <text:p>32.77061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525" calcext:value-type="float">
            <text:p>30.108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792" calcext:value-type="float">
            <text:p>27.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65935483871" calcext:value-type="float">
            <text:p>26.5765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2825" calcext:value-type="float">
            <text:p>26.412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12" calcext:value-type="float">
            <text:p>26.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99" calcext:value-type="float">
            <text:p>25.86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13161290323" calcext:value-type="float">
            <text:p>24.5413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67225806452" calcext:value-type="float">
            <text:p>25.3967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5096774194" calcext:value-type="float">
            <text:p>28.8675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096" calcext:value-type="float">
            <text:p>33.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7675" calcext:value-type="float">
            <text:p>34.737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864" calcext:value-type="float">
            <text:p>33.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4285714286" calcext:value-type="float">
            <text:p>29.3914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22064516129" calcext:value-type="float">
            <text:p>28.5922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7612903226" calcext:value-type="float">
            <text:p>28.0907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448" calcext:value-type="float">
            <text:p>29.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545" calcext:value-type="float">
            <text:p>28.36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2175" calcext:value-type="float">
            <text:p>25.022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6064516129" calcext:value-type="float">
            <text:p>28.366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85" calcext:value-type="float">
            <text:p>30.04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82064516129" calcext:value-type="float">
            <text:p>27.0682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98451612903" calcext:value-type="float">
            <text:p>25.7998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576" calcext:value-type="float">
            <text:p>24.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70451612903" calcext:value-type="float">
            <text:p>22.4470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575" calcext:value-type="float">
            <text:p>23.14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45" calcext:value-type="float">
            <text:p>24.57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8675" calcext:value-type="float">
            <text:p>23.688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50322580645" calcext:value-type="float">
            <text:p>22.5650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9975" calcext:value-type="float">
            <text:p>22.659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7096774193" calcext:value-type="float">
            <text:p>23.990709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05935483871" calcext:value-type="float">
            <text:p>28.1005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3575" calcext:value-type="float">
            <text:p>28.603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312" calcext:value-type="float">
            <text:p>23.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16" calcext:value-type="float">
            <text:p>22.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7025" calcext:value-type="float">
            <text:p>25.727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41" calcext:value-type="float">
            <text:p>25.18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29" calcext:value-type="float">
            <text:p>23.20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64774193548" calcext:value-type="float">
            <text:p>23.0664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9225806452" calcext:value-type="float">
            <text:p>22.0439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525" calcext:value-type="float">
            <text:p>22.869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288" calcext:value-type="float">
            <text:p>25.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2675" calcext:value-type="float">
            <text:p>29.022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33419354839" calcext:value-type="float">
            <text:p>27.3533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0413793103" calcext:value-type="float">
            <text:p>27.474041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2903225806" calcext:value-type="float">
            <text:p>26.3012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0025" calcext:value-type="float">
            <text:p>26.870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984" calcext:value-type="float">
            <text:p>26.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4125" calcext:value-type="float">
            <text:p>25.384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89290322581" calcext:value-type="float">
            <text:p>23.5089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02064516129" calcext:value-type="float">
            <text:p>24.0202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27" calcext:value-type="float">
            <text:p>25.41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5575" calcext:value-type="float">
            <text:p>33.175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435" calcext:value-type="float">
            <text:p>30.994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65677419355" calcext:value-type="float">
            <text:p>28.3365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3647058824" calcext:value-type="float">
            <text:p>26.83136470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8709677419" calcext:value-type="float">
            <text:p>25.5638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50709677419" calcext:value-type="float">
            <text:p>23.7350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27225806452" calcext:value-type="float">
            <text:p>23.8727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525" calcext:value-type="float">
            <text:p>24.393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648" calcext:value-type="float">
            <text:p>26.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495" calcext:value-type="float">
            <text:p>28.17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27" calcext:value-type="float">
            <text:p>25.41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7096774193" calcext:value-type="float">
            <text:p>23.990709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01419354839" calcext:value-type="float">
            <text:p>24.6101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14838709677" calcext:value-type="float">
            <text:p>24.5314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57" calcext:value-type="float">
            <text:p>22.74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5675" calcext:value-type="float">
            <text:p>22.545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5825" calcext:value-type="float">
            <text:p>23.745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8516129032" calcext:value-type="float">
            <text:p>24.2168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6709677419" calcext:value-type="float">
            <text:p>25.8686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9272727273" calcext:value-type="float">
            <text:p>27.81992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70709677419" calcext:value-type="float">
            <text:p>28.3070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0571428571" calcext:value-type="float">
            <text:p>23.8070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775" calcext:value-type="float">
            <text:p>23.90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96774193548" calcext:value-type="float">
            <text:p>25.8096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20258064516" calcext:value-type="float">
            <text:p>25.6720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4425" calcext:value-type="float">
            <text:p>23.9744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36258064516" calcext:value-type="float">
            <text:p>23.2336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135" calcext:value-type="float">
            <text:p>22.23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90967741935" calcext:value-type="float">
            <text:p>23.49909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28380821422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1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16" meta:object-count="0"/>
    <meta:user-defined meta:name="AppVersion">3.0</meta:user-defined>
  </office:meta>
</office:document-meta>
</file>